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/>
    </style:style>
    <style:style style:name="P2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p text:style-name="P1">Шахрух Абдурашітов<text:s/>ПМі-21.</text:p>
      <text:p text:style-name="P2">Екзамен: Теорія<text:s/>алгоритмів:<text:s/>білет-1</text:p>
      <text:p text:style-name="Normal"/>
      <text:p text:style-name="Normal">1.Базові поняття алгоритмів та їхні складності. Оцінювання<text:s/>алгоритмів.</text:p>
      <text:p text:style-name="Normal"/>
      <text:p text:style-name="Normal"/>
      <text:p text:style-name="Normal">Поняття алгоритму є головним у математиці. Детальне вивчення і глибоке</text:p>
      <text:p text:style-name="Normal"/>
      <text:p text:style-name="Normal">Розуміння його потрібне насамперед для розробки конкретних алгоритмів. Для</text:p>
      <text:p text:style-name="Normal"/>
      <text:p text:style-name="Normal">Того ж, щоб орієнтуватись у великій кількості алгоритмів, треба вміти</text:p>
      <text:p text:style-name="Normal"/>
      <text:p text:style-name="Normal">Порівнювати різні алгоритми розв’язування одних і тих самих задач, причому не</text:p>
      <text:p text:style-name="Normal"/>
      <text:p text:style-name="Normal">Тільки за якістю розв’язку, а й за характеристиками самих алгоритмів (кількістю</text:p>
      <text:p text:style-name="Normal"/>
      <text:p text:style-name="Normal">Операцій, потрібним обсягом пам’яті тощо). Таке порівняння неможливе без</text:p>
      <text:p text:style-name="Normal"/>
      <text:p text:style-name="Normal">Уведення точної мови для пояснення цих понять.</text:p>
      <text:p text:style-name="Normal"/>
      <text:p text:style-name="Normal">З кожною конкретною задачею пов’язане деяке число, яке називають її</text:p>
      <text:p text:style-name="Normal"/>
      <text:p text:style-name="Normal">Розміром. Це число виражає обсяг вхідних даних, потрібних для опису задачі.</text:p>
      <text:p text:style-name="Normal"/>
      <text:p text:style-name="Normal">Час, затрачений алгоритмом, як функцію розміру задачі, називають</text:p>
      <text:p text:style-name="Normal"/>
      <text:p text:style-name="Normal">Часовою складністю цього алгоритму. Поведінка цієї складності в границі при</text:p>
      <text:p text:style-name="Normal"/>
      <text:p text:style-name="Normal">Збільшенні розміру задачі називають асимптотичною часовою складністю.</text:p>
      <text:p text:style-name="Normal"/>
      <text:p text:style-name="Normal">Часова складність алгоритму відображає потрібні для його роботи витрати часу.</text:p>
      <text:p text:style-name="Normal"/>
      <text:p text:style-name="Normal">Аналогічно визначають ємнісну складність як затрачуваний обсяг</text:p>
      <text:p text:style-name="Normal"/>
      <text:p text:style-name="Normal">Пам’яті, необхідний для реалізації алгоритму, а також асимптотичну ємнісну</text:p>
      <text:p text:style-name="Normal"/>
      <text:p text:style-name="Normal">Складність. Асимптотична складність алгоритму визначає розмір задач, які</text:p>
      <text:p text:style-name="Normal"/>
      <text:p text:style-name="Normal">Можна розв’язати цим алгоритмом.</text:p>
      <text:p text:style-name="Normal"/>
      <text:p text:style-name="Normal"/>
      <text:p text:style-name="Normal">Нехай А – алгоритм для розв’язування деякого класу задач, а n –</text:p>
      <text:p text:style-name="Normal"/>
      <text:p text:style-name="Normal">Розмір окремої задачі з цього класу. Визначимо</text:p>
      <text:p text:style-name="Normal"/>
      <text:p text:style-name="Normal">Як робочу функцію, яка дає оцінку алгоритму для задачі розміру n. Будемо<text:s/></text:p>
      <text:p text:style-name="Normal"/>
      <text:p text:style-name="Normal">Користуватись таким критерієм для оцінки якості алгоритму A.<text:s/></text:p>
      <text:p text:style-name="Normal"/>
      <text:p text:style-name="Normal">Алгоритм А називають поліноміальним, якщо зростає не швидше, ніж</text:p>
      <text:p text:style-name="Normal"/>
      <text:p text:style-name="Normal">Поліном від n, в іншому випадку алгоритм А називають</text:p>
      <text:p text:style-name="Normal"/>
      <text:p text:style-name="Normal">Експоненціальним. Тобто до експоненціальних належать і алгоритми,</text:p>
      <text:p text:style-name="Normal"/>
      <text:p text:style-name="Normal">Складність яких можна оцінити, наприклад, функцією</text:p>
      <text:p text:style-name="Normal"/>
      <text:p text:style-name="Normal">Яка не є експонентою.</text:p>
      <text:p text:style-name="Normal"/>
      <text:p text:style-name="Normal"/>
      <text:p text:style-name="Normal">2.Алгоритмічна система Тьюрінга. Машина Тьюрінга.<text:s/></text:p>
      <text:p text:style-name="Normal">Головна думка праць Е. Поста і А. Тьюрінга полягає в тому, що</text:p>
      <text:p text:style-name="Normal"/>
      <text:p text:style-name="Normal">Алгоритмічні процеси — це процеси, які може виконувати відповідно</text:p>
      <text:p text:style-name="Normal"/>
      <text:p text:style-name="Normal">Побудована “машина”. Відповідно до цього за допомогою точних</text:p>
      <text:p text:style-name="Normal"/>
      <text:p text:style-name="Normal">Математичних термінів вони описали досить вузькі класи машин, на</text:p>
      <text:p text:style-name="Normal"/>
      <text:p text:style-name="Normal">Яких можливо реалізувати або імітувати всі алгоритмічні процеси, які</text:p>
      <text:p text:style-name="Normal"/>
      <text:p text:style-name="Normal">Фактично будь-коли були описані математиками. Алгоритми, які можна</text:p>
      <text:p text:style-name="Normal"/>
      <text:p text:style-name="Normal">Реалізувати на машинах Тюрінга – Поста запропоновано розглядати як</text:p>
      <text:p text:style-name="Normal"/>
      <text:p text:style-name="Normal">Математичний еквівалент алгоритмів у інтуїтивному понятті.</text:p>
      <text:p text:style-name="Normal"/>
      <text:p text:style-name="Normal">Отже, машина Тьюрінга – це математична модель пристрою,</text:p>
      <text:p text:style-name="Normal"/>
      <text:p text:style-name="Normal">Який породжує обчислювальні процеси. Її використовують для</text:p>
      <text:p text:style-name="Normal"/>
      <text:p text:style-name="Normal">Теоретичного уточнення поняття алгоритму та його дослідження.</text:p>
      <text:p text:style-name="Normal"/>
      <text:p text:style-name="Normal">На змістовному рівні машина Тьюрінга (МТ) є деякою гіпотетичною</text:p>
      <text:p text:style-name="Normal"/>
      <text:p text:style-name="Normal">(умовною) машиною, яка складається з трьох головних компонент:</text:p>
      <text:p text:style-name="Normal"/>
      <text:p text:style-name="Normal">Інформаційної стрічки, головки для зчитування і запису та керуючого</text:p>
      <text:p text:style-name="Normal"/>
      <text:p text:style-name="Normal">Пристрою (КП)</text:p>
      <text:p text:style-name="Normal">Машину Тьюрінга можна використовувати для розпізнавання мов.</text:p>
      <text:p text:style-name="Normal"/>
      <text:p text:style-name="Normal">Символи на стрічці такої машини містять алфавіт мови, яку розглядають (її</text:p>
      <text:p text:style-name="Normal"/>
      <text:p text:style-name="Normal">Букви відіграють роль вхідних символів), порожній символ і, можливо, інші</text:p>
      <text:p text:style-name="Normal"/>
      <text:p text:style-name="Normal">Символи. Спочатку на стрічці записано слово з вхідних символів (по одному</text:p>
      <text:p text:style-name="Normal"/>
      <text:p text:style-name="Normal">Символу в комірці), починаючи з першої ліворуч комірки. Всі комірки</text:p>
      <text:p text:style-name="Normal"/>
      <text:p text:style-name="Normal">Праворуч від комірок, що містять вхідне слово, порожні.</text:p>
      <text:p text:style-name="Normal"/>
      <text:p text:style-name="Normal">Слово з вхідних символів допустиме тоді й тільки тоді, коли машина</text:p>
      <text:p text:style-name="Normal"/>
      <text:p text:style-name="Normal">Тьюрінга, почавши роботу у виділеному початковому стані, зробить</text:p>
      <text:p text:style-name="Normal"/>
      <text:p text:style-name="Normal">Послідовність кроків, які приведуть її в допускаючий (заключний) стан.</text:p>
      <text:p text:style-name="Normal"/>
      <text:p text:style-name="Normal">Мовою, яку розпізнає ця машина Тьюрінга, називають множину всіх</text:p>
      <text:p text:style-name="Normal"/>
      <text:p text:style-name="Normal">Слів із вхідних символів, які допустимі даною МТ.</text:p>
      <text:p text:style-name="Normal"/>
      <text:p text:style-name="Normal">Часова складність T(n) машини Тьюрінга дорівнює найбільшій</text:p>
      <text:p text:style-name="Normal"/>
      <text:p text:style-name="Normal">Кількості кроків, зроблених нею під час опрацювання входу довжиною n</text:p>
      <text:p text:style-name="Normal"/>
      <text:p text:style-name="Normal">(для всіх входів довжиною n). Якщо на деякому вході довжиною n МТ не</text:p>
      <text:p text:style-name="Normal"/>
      <text:p text:style-name="Normal">Зупиняється, то часова складність на цьому вході не визначена.</text:p>
      <text:p text:style-name="Normal"/>
      <text:p text:style-name="Normal">Ємнісна складність S(n) машини Тьюрінга дорівнює</text:p>
      <text:p text:style-name="Normal"/>
      <text:p text:style-name="Normal">Максимальній відстані, яку потрібно пройти головці під час опрацювання</text:p>
      <text:p text:style-name="Normal"/>
      <text:p text:style-name="Normal">Входу довжини n. Якщо головка для деякого входу довжини n</text:p>
      <text:p text:style-name="Normal"/>
      <text:p text:style-name="Normal">Невизначено довго рухається, то S(n) на цьому вході не визначена .</text:p>
      <text:p text:style-name="Normal"/>
      <text:p text:style-name="Normal">3. Показати елементарність функції 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tr" style:country-asian="T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Шахрух Абдурашітов</meta:initial-creator>
    <dc:creator>Шахрух Абдурашітов</dc:creator>
    <meta:creation-date>2022-06-01T08:17:00Z</meta:creation-date>
    <dc:date>2022-06-01T08:17:00Z</dc:date>
    <meta:template xlink:href="Normal.dotm" xlink:type="simple"/>
    <meta:editing-cycles>21</meta:editing-cycles>
    <meta:editing-duration>PT780S</meta:editing-duration>
    <meta:document-statistic meta:page-count="1" meta:paragraph-count="8" meta:word-count="611" meta:character-count="4087" meta:row-count="29" meta:non-whitespace-character-count="3484"/>
  </office:meta>
</office:document-meta>
</file>